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B0000006B39C716A33910DB05.jpg" manifest:media-type="image/jpeg"/>
  <manifest:file-entry manifest:full-path="Pictures/10000000000002060000008BD96E86CBEC7298B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3cm" fo:margin-left="10.938cm" table:align="left"/>
    </style:style>
    <style:style style:name="Table1.A" style:family="table-column">
      <style:table-column-properties style:column-width="2.693cm"/>
    </style:style>
    <style:style style:name="Table1.B" style:family="table-column">
      <style:table-column-properties style:column-width="3.937cm"/>
    </style:style>
    <style:style style:name="Table1.A1" style:family="table-cell">
      <style:table-cell-properties fo:background-color="#278db0" fo:padding="0.097cm" fo:border="0.05pt solid #999999">
        <style:background-image/>
      </style:table-cell-properties>
    </style:style>
    <style:style style:name="Table1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e1.B2" style:family="table-cell">
      <style:table-cell-properties style:vertical-align="middle" fo:padding="0.097cm" fo:border="0.05pt solid #999999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1" style:family="table-row">
      <style:table-row-properties style:min-row-height="1.005cm"/>
    </style:style>
    <style:style style:name="Tabla1.A1" style:family="table-cell">
      <style:table-cell-properties style:vertical-align="middle" fo:background-color="#278db0" fo:padding="0.097cm" fo:border-left="0.05pt solid #2a6099" fo:border-right="none" fo:border-top="0.05pt solid #2a6099" fo:border-bottom="0.05pt solid #2a6099">
        <style:background-image/>
      </style:table-cell-properties>
    </style:style>
    <style:style style:name="Tabla1.E1" style:family="table-cell">
      <style:table-cell-properties style:vertical-align="middle" fo:background-color="#278db0" fo:padding="0.097cm" fo:border="0.05pt solid #2a6099">
        <style:background-image/>
      </style:table-cell-properties>
    </style:style>
    <style:style style:name="Tabla1.A2" style:family="table-cell">
      <style:table-cell-properties fo:padding="0.097cm" fo:border-left="0.05pt solid #2a6099" fo:border-right="none" fo:border-top="none" fo:border-bottom="0.05pt solid #2a6099"/>
    </style:style>
    <style:style style:name="Tabla1.B2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C2" style:family="table-cell">
      <style:table-cell-properties fo:padding="0.097cm" fo:border-left="0.05pt solid #2a6099" fo:border-right="none" fo:border-top="none" fo:border-bottom="0.05pt solid #2a6099"/>
    </style:style>
    <style:style style:name="Tabla1.D2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E2" style:family="table-cell">
      <style:table-cell-properties fo:padding="0.097cm" fo:border-left="0.05pt solid #2a6099" fo:border-right="0.05pt solid #2a6099" fo:border-top="none" fo:border-bottom="0.05pt solid #2a6099"/>
    </style:style>
    <style:style style:name="Tabla1.A3" style:family="table-cell">
      <style:table-cell-properties fo:padding="0.097cm" fo:border-left="0.05pt solid #2a6099" fo:border-right="none" fo:border-top="none" fo:border-bottom="0.05pt solid #2a6099"/>
    </style:style>
    <style:style style:name="Tabla1.B3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C3" style:family="table-cell">
      <style:table-cell-properties fo:padding="0.097cm" fo:border-left="0.05pt solid #2a6099" fo:border-right="none" fo:border-top="none" fo:border-bottom="0.05pt solid #2a6099"/>
    </style:style>
    <style:style style:name="Tabla1.D3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E3" style:family="table-cell">
      <style:table-cell-properties fo:padding="0.097cm" fo:border-left="0.05pt solid #2a6099" fo:border-right="0.05pt solid #2a6099" fo:border-top="none" fo:border-bottom="0.05pt solid #2a6099"/>
    </style:style>
    <style:style style:name="P1" style:family="paragraph" style:parent-style-name="Standard">
      <style:text-properties officeooo:rsid="000a1440" officeooo:paragraph-rsid="000a1440"/>
    </style:style>
    <style:style style:name="P2" style:family="paragraph" style:parent-style-name="Standard">
      <style:text-properties officeooo:rsid="000a1440" officeooo:paragraph-rsid="014e536d"/>
    </style:style>
    <style:style style:name="P3" style:family="paragraph" style:parent-style-name="Frame_20_contents">
      <style:text-properties officeooo:paragraph-rsid="01cb4e73"/>
    </style:style>
    <style:style style:name="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457be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2f065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  <style:text-properties officeooo:paragraph-rsid="016f7bd8"/>
    </style:style>
    <style:style style:name="P7" style:family="paragraph" style:parent-style-name="Table_20_Contents">
      <style:text-properties style:font-name="Arial" fo:font-size="10pt" officeooo:rsid="014ae013" officeooo:paragraph-rsid="014ae013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14ae013" officeooo:paragraph-rsid="014ae013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Arial1" fo:font-size="6pt" fo:font-weight="bold" officeooo:rsid="01687c62" officeooo:paragraph-rsid="014e536d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Arial" fo:font-size="10pt" fo:font-weight="bold" officeooo:rsid="014ae013" officeooo:paragraph-rsid="014ae01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4e536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1" fo:font-size="20pt" fo:font-style="normal" style:text-underline-style="none" fo:font-weight="bold" officeooo:rsid="01600342" officeooo:paragraph-rsid="014cc27e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1" fo:font-size="20pt" fo:font-style="normal" style:text-underline-style="none" fo:font-weight="bold" officeooo:rsid="014cc27e" officeooo:paragraph-rsid="014e536d" style:text-blinking="false" fo:background-color="transparent" style:font-size-asian="20pt" style:font-size-complex="20pt"/>
    </style:style>
    <style:style style:name="P15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1" fo:font-size="20pt" fo:font-style="normal" style:text-underline-style="none" fo:font-weight="bold" officeooo:rsid="014cc27e" officeooo:paragraph-rsid="0151bb50" style:text-blinking="false" fo:background-color="transparent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top="0.201cm" fo:margin-bottom="0.201cm" style:contextual-spacing="false" fo:line-height="100%" fo:text-align="end" style:justify-single-word="false"/>
      <style:text-properties fo:color="#b2b2b2" loext:opacity="100%" fo:font-size="10pt" fo:font-style="italic" officeooo:rsid="013dd1f1" officeooo:paragraph-rsid="015d5732" style:font-size-asian="10pt" style:font-style-asian="italic" style:font-size-complex="10pt" style:font-style-complex="italic"/>
    </style:style>
    <style:style style:name="P17" style:family="paragraph">
      <loext:graphic-properties draw:fill-color="#2a98bd"/>
    </style:style>
    <style:style style:name="P18" style:family="paragraph">
      <loext:graphic-properties draw:fill-color="#278db0"/>
    </style:style>
    <style:style style:name="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officeooo:rsid="014ae013"/>
    </style:style>
    <style:style style:name="T5" style:family="text">
      <style:text-properties officeooo:rsid="016a384e"/>
    </style:style>
    <style:style style:name="T6" style:family="text">
      <style:text-properties officeooo:rsid="0163dba4"/>
    </style:style>
    <style:style style:name="T7" style:family="text">
      <style:text-properties officeooo:rsid="013f8e31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>PARTICIPACIÓN</text:p>
      <text:p text:style-name="P15">{d.filtros.olimpiada}</text:p>
      <table:table table:name="Table1" table:style-name="Table1">
        <table:table-column table:style-name="Table1.A"/>
        <table:table-column table:style-name="Table1.B"/>
        <table:table-row table:style-name="TableLine105553137859584">
          <table:table-cell table:style-name="Table1.A1" table:number-columns-spanned="2" office:value-type="string">
            <text:p text:style-name="P9">FILTROS <text:span text:style-name="T5">SELECCIONADOS</text:span></text:p>
          </table:table-cell>
          <table:covered-table-cell/>
        </table:table-row>
        <table:table-row table:style-name="TableLine105553137849344">
          <table:table-cell table:style-name="Table1.A2" office:value-type="string">
            <text:p text:style-name="P12">ETAPA</text:p>
          </table:table-cell>
          <table:table-cell table:style-name="Table1.B2" office:value-type="string">
            <text:p text:style-name="P12">{d.filtros.<text:span text:style-name="T6">etapa</text:span>}</text:p>
          </table:table-cell>
        </table:table-row>
      </table:table>
      <text:p text:style-name="P2"/>
      <text:p text:style-name="P1"/>
      <table:table table:name="Tabla1" table:style-name="Tabla1">
        <table:table-column table:style-name="Tabla1.A" table:number-columns-repeated="5"/>
        <table:table-header-rows>
          <table:table-row table:style-name="Tabla1.1">
            <table:table-cell table:style-name="Tabla1.A1" office:value-type="string">
              <text:p text:style-name="P10">Departamento</text:p>
            </table:table-cell>
            <table:table-cell table:style-name="Tabla1.A1" office:value-type="string">
              <text:p text:style-name="P10">Área</text:p>
            </table:table-cell>
            <table:table-cell table:style-name="Tabla1.A1" office:value-type="string">
              <text:p text:style-name="P10">Habilitados</text:p>
            </table:table-cell>
            <table:table-cell table:style-name="Tabla1.A1" office:value-type="string">
              <text:p text:style-name="P10">Participación</text:p>
            </table:table-cell>
            <table:table-cell table:style-name="Tabla1.E1" office:value-type="string">
              <text:p text:style-name="P11">% <text:span text:style-name="T4">Participación</text:span></text:p>
            </table:table-cell>
          </table:table-row>
        </table:table-header-rows>
        <table:table-row table:style-name="TableLine105553137857536">
          <table:table-cell table:style-name="Tabla1.A2" office:value-type="string">
            <text:p text:style-name="P7">{d.cuerpo[i].departamento}</text:p>
          </table:table-cell>
          <table:table-cell table:style-name="Tabla1.B2" office:value-type="string">
            <text:p text:style-name="P8">{d.cuerpo[i].area}</text:p>
          </table:table-cell>
          <table:table-cell table:style-name="Tabla1.C2" office:value-type="string">
            <text:p text:style-name="P8">{d.cuerpo[i].habilitados}</text:p>
          </table:table-cell>
          <table:table-cell table:style-name="Tabla1.D2" office:value-type="string">
            <text:p text:style-name="P8">{d.cuerpo[i].participacion}</text:p>
          </table:table-cell>
          <table:table-cell table:style-name="Tabla1.E2" office:value-type="string">
            <text:p text:style-name="P8">{d.cuerpo[i].porcentajeParticipacion}%</text:p>
          </table:table-cell>
        </table:table-row>
        <table:table-row table:style-name="TableLine105553137857024">
          <table:table-cell table:style-name="Tabla1.A3" office:value-type="string">
            <text:p text:style-name="P7">{d.cuerpo[i+1].departamento}</text:p>
          </table:table-cell>
          <table:table-cell table:style-name="Tabla1.B3" office:value-type="string">
            <text:p text:style-name="P8">{d.cuerpo[i+1].area}</text:p>
          </table:table-cell>
          <table:table-cell table:style-name="Tabla1.C3" office:value-type="string">
            <text:p text:style-name="P8">{d.cuerpo[i+1].habilitados}</text:p>
          </table:table-cell>
          <table:table-cell table:style-name="Tabla1.D3" office:value-type="string">
            <text:p text:style-name="P8">{d.cuerpo[i+1].participacion}</text:p>
          </table:table-cell>
          <table:table-cell table:style-name="Tabla1.E3" office:value-type="string">
            <text:p text:style-name="P8">{d.cuerpo[i+1].porcentajeParticipacion}%</text:p>
          </table:table-cell>
        </table:table-row>
      </table:table>
      <text:p text:style-name="P16"><text:span text:style-name="T7">Total Registros: </text:span>{d.cuerpo:len()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278db0"/>
    </style:style>
    <style:style style:name="MP2" style:family="paragraph" style:parent-style-name="Frame_20_contents">
      <style:text-properties officeooo:paragraph-rsid="01cb4e73"/>
    </style:style>
    <style:style style:name="MP3" style:family="paragraph">
      <loext:graphic-properties draw:fill-color="#2a98bd"/>
    </style:style>
    <style:style style:name="M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457be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2f065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M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Shape1" draw:style-name="Mgr1" draw:text-style-name="MP1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Header"><draw:custom-shape text:anchor-type="paragraph" draw:z-index="4" draw:name="Shape 2" draw:style-name="Mgr2" draw:text-style-name="MP3" svg:width="3.155cm" svg:height="0.981cm" draw:transform="rotate (-3.14159265358979) translate (19.5862222222222cm 24.3663611111111cm)"><text:p text:style-name="MP2"><text:span text:style-name="MT1"><text:s text:c="13"/></text:span><text:span text:style-name="MT1"><text:page-number text:select-page="current">1</text:page-number></text:span><text:span text:style-name="MT1"><text:s/>de </text:span><text:span text:style-name="MT1"><text:page-count>1</text:page-count>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draw:style-name="Mfr1" draw:name="{d.imageMinisterio}" text:anchor-type="char" svg:x="-0.33cm" svg:y="-1.349cm" svg:width="7.433cm" svg:height="2.027cm" draw:z-index="2"><draw:image xlink:href="Pictures/10000000000002060000008BD96E86CBEC7298BC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39C716A33910DB05.jpg" xlink:type="simple" xlink:show="embed" xlink:actuate="onLoad" draw:mime-type="image/jpeg"/></draw:frame></text:p>
      </style:header>
      <style:footer>
        <text:p text:style-name="MP4"/>
        <text:p text:style-name="MP5"><draw:custom-shape text:anchor-type="paragraph" draw:z-index="3" draw:name="Shape2" draw:style-name="Mgr3" draw:text-style-name="MP1" svg:width="21.891cm" svg:height="0.978cm" svg:x="-2.351cm" svg:y="0.582cm"><text:p text:style-name="MP6"><text:span text:style-name="MT2">“</text:span><text:span text:style-name="MT3">{d.leyenda}</text:span><text:span text:style-name="MT2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8T11:32:55.053798611</meta:creation-date>
    <dc:date>2021-08-31T15:23:44.865033601</dc:date>
    <meta:editing-duration>P1DT2H27M38S</meta:editing-duration>
    <meta:editing-cycles>288</meta:editing-cycles>
    <meta:generator>LibreOffice/7.1.4.2$MacOSX_X86_64 LibreOffice_project/a529a4fab45b75fefc5b6226684193eb000654f6</meta:generator>
    <meta:document-statistic meta:table-count="2" meta:image-count="2" meta:object-count="0" meta:page-count="1" meta:paragraph-count="23" meta:word-count="29" meta:character-count="475" meta:non-whitespace-character-count="456"/>
  </office:meta>
</office:document-meta>
</file>